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" fo:font-size="9pt" fo:language="ca" fo:country="ES" fo:font-style="normal" fo:font-weight="normal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17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"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7. Serveis de xarxa. Correu electrònic i transmissió d'arxius. Part 1.</text:p>
      <text:p text:style-name="P14">Nota autonomia: <text:tab/><text:tab/><text:tab/><text:tab/>/ 22 punts </text:p>
      <text:p text:style-name="P14">Nota organització del treball:<text:tab/><text:tab/>/ 5 punts</text:p>
      <text:p text:style-name="P14">Nota final: <text:s/><text:tab/><text:tab/><text:tab/><text:tab/>/ 47 punts<text:tab/><text:tab/><text:tab/></text:p>
      <text:p text:style-name="Horizontal_20_Line"/>
      <text:p text:style-name="P14">Pregunta 1 <text:span text:style-name="T6">(1 punt)</text:span> <text:span text:style-name="T7">Explica, amb les teves paraules, perquè serveix del que t'estàs examinant.</text:span></text:p>
      <text:p text:style-name="P14"/>
      <text:p text:style-name="P15">Pregunta 2 <text:span text:style-name="T6">(3 punts)</text:span> <text:span text:style-name="T7">“Demostra” (amb un parell de captures de pantalla, per exemple), perquè el servei FTP és “insegur”.</text:span></text:p>
      <text:p text:style-name="P14">Pregunta 3 <text:span text:style-name="T6">(2+1=3 punts)</text:span><text:span text:style-name="T7"> Quins ports de comunicacions utilitza el servei FTP ? I el SFTP ? </text:span></text:p>
      <text:p text:style-name="P13"/>
      <text:p text:style-name="P13"/>
      <text:p text:style-name="P14">Pregunta 3 (Autonomia) <text:span text:style-name="T6">(6 punts)</text:span><text:span text:style-name="T7"> Vull habilitar el meu servidor de FTP per a l'accés anònim però no vull permetre que s'hi connecti l'adreça de correu “</text:span><text:a xlink:type="simple" xlink:href="mailto:gerard.farras@escolaarrels.com"><text:span text:style-name="T7">gerard.farras@escolaarrels.com</text:span></text:a><text:span text:style-name="T7">”. Quines directives hauria d'habilitar ? Tramet una captura de pantalla on s'hi vegin les darreres línies del fitxer</text:span><text:span text:style-name="T8"> /var/log/messages</text:span><text:span text:style-name="T7"> on es demostri aquesta prohibició.</text:span></text:p>
      <text:p text:style-name="P14"><text:span text:style-name="T7"><text:line-break/></text:span>Pregunta 4 (Autonomia) <text:span text:style-name="T6">(4 punts)</text:span><text:span text:style-name="T7"> Amb quina directiva puc configurar el servidor de VsFTPd per tal que no permeti descàrregues d'usuaris anònims a més de 2KBs ?<text:line-break/></text:span></text:p>
      <text:p text:style-name="P14">Pregunta 5<text:span text:style-name="T7"> (</text:span><text:span text:style-name="T6">1 punts)</text:span><text:span text:style-name="T7"> El servidor FTP ubicat a </text:span><text:a xlink:type="simple" xlink:href="ftp://ftp.ajsolsona.net/"><text:span text:style-name="T7">ftp.ajsolsona.net</text:span></text:a><text:span text:style-name="T7"> , permet l'accés anònim al seu servidor ? Com ho has sabut ?</text:span></text:p>
      <text:p text:style-name="P14"><text:line-break/><text:line-break/>Pregunta 6<text:span text:style-name="T7"> </text:span><text:span text:style-name="T6">(1 punts)</text:span><text:span text:style-name="T7"> El servidor ubicat a </text:span><text:a xlink:type="simple" xlink:href="ftp://ftp.ajsolsona.net/"><text:span text:style-name="T7">ftp.ajsolsona.net</text:span></text:a><text:span text:style-name="T7"> , permet l'accés via FTP Segur ?</text:span></text:p>
      <text:p text:style-name="P14"><text:span text:style-name="T7"><text:line-break/><text:line-break/></text:span>Pregunta 7<text:span text:style-name="T7"> </text:span><text:span text:style-name="T6">(2 punts)</text:span><text:span text:style-name="T7"> En el cas que un client de FTP escrigui la comanda PASV, qui determinarà el port de transmissió de dades ? </text:span></text:p>
      <text:p text:style-name="P14"/>
      <text:p text:style-name="P14">Pregunta 8 (Autonomia) <text:span text:style-name="T6">(4 punts)</text:span><text:span text:style-name="T7"> Instal·la el client de FTP per a GNU/Linux gFTP i connecta't al lloc </text:span><text:a xlink:type="simple" xlink:href="ftp://ftp.gnu.org/"><text:span text:style-name="T7">ftp.gnu.org</text:span></text:a><text:span text:style-name="T7"> com a usuaris </text:span><text:span text:style-name="T8">anonymous</text:span><text:span text:style-name="T7">. Tramet una captura de pantalla demostrant que ho has aconseguit.</text:span></text:p>
      <text:p text:style-name="P14"><text:line-break/>Pregunta 9 <text:span text:style-name="T6">(4 punts)</text:span> <text:span text:style-name="T7">El client </text:span><text:span text:style-name="T8">ncftp</text:span><text:span text:style-name="T7"> de GNU/Linux, utilitza el mode passiu o el mode actiu. Com ho has sabut ? Justifica la teva resposta.</text:span></text:p>
      <text:p text:style-name="P13"/>
      <text:p text:style-name="P14"><text:soft-page-break/>Pregunta 10 (Autonomia) <text:span text:style-name="T6">(8 punts)</text:span><text:span text:style-name="T7"> </text:span><text:span text:style-name="T9">Demostra, amb una captura de pantalla, que has aconseguit executar correctament les instruccions del protocol FTP SIZE i DELE.</text:span></text:p>
      <text:p text:style-name="P14"><text:line-break/>Pregunta 11 (Organització del treball) <text:s/><text:span text:style-name="T6">(5 punts)</text:span><text:span text:style-name="T7"> Crea un fitxer hora.txt a la teva HOME amb la comanda “date &gt; hora.txt” i demostra, amb una captura de pantalla, que has aconseguit obtenir el seu contingut a través del protocol de Telnet..</text:span></text:p>
      <text:p text:style-name="P14"/>
      <text:p text:style-name="P13"><text:span text:style-name="T4">Pregunta 12 </text:span><text:span text:style-name="T5">(3 punts)</text:span> Configura el teu servidor FTP de Windows per tal que doni la benvinguda amb el missatge “<text:span text:style-name="T10">Examen 2 de desembre del 2013</text:span>”. Demostra-ho realitzant una captura de pantalla amb el client FTP de Windows.</text:p>
      <text:p text:style-name="P13"/>
      <text:p text:style-name="P13"><text:span text:style-name="T4">Pregunta 13</text:span> <text:span text:style-name="T5">(2 punts)</text:span>. Si sabem que el servidor <text:a xlink:type="simple" xlink:href="ftp://ftp.softcatala.org/">ftp.softcatala.org</text:a> és un Linux amb OpenSuse, l'usuari “anonymous” <text:s/>està “chrooted” ? Justifica la teva resposta.</text:p>
      <text:p text:style-name="P14"/>
      <text:p text:style-name="P14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02/12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7 UF2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7UF2ExamenFTP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/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/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3-12-01T21:13:50</dc:date>
    <meta:print-date>2007-03-02T17:20:29</meta:print-date>
    <dc:language>es-ES</dc:language>
    <meta:editing-cycles>216</meta:editing-cycles>
    <meta:editing-duration>P1DT5H8M51S</meta:editing-duration>
    <dc:creator>Gerard Ballabriga</dc:creator>
    <meta:document-statistic meta:table-count="6" meta:image-count="5" meta:object-count="0" meta:page-count="2" meta:paragraph-count="41" meta:word-count="453" meta:character-count="2745" meta:non-whitespace-character-count="2295"/>
    <meta:user-defined meta:name="Info 1"/>
    <meta:user-defined meta:name="Info 2"/>
    <meta:user-defined meta:name="Info 3"/>
    <meta:user-defined meta:name="Info 4"/>
  </office:meta>
</office:document-meta>
</file>